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paragraph-rsid="00154e90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paragraph-rsid="00154e9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T1" style:family="text">
      <style:text-properties officeooo:rsid="00186b98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section text:style-name="Sect1" text:name="MasterLabel"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section text:style-name="Sect1" text:name="Section18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section text:style-name="Sect1" text:name="Section19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section text:style-name="Sect1" text:name="Section20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section text:style-name="Sect1" text:name="Section21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section text:style-name="Sect1" text:name="Section22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section text:style-name="Sect1" text:name="Section23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section text:style-name="Sect1" text:name="Section24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section text:style-name="Sect1" text:name="Section25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section text:style-name="Sect1" text:name="Section26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section text:style-name="Sect1" text:name="Section27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section text:style-name="Sect1" text:name="Section28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section text:style-name="Sect1" text:name="Section29" text:protected="true">
            <text:section-source text:section-name="MasterLabel"/>
            <text:p text:style-name="P1"/>
            <text:p text:style-name="P3">Western-Cullen-Hayes</text:p>
            <text:p text:style-name="P3"><text:span text:style-name="T1">777</text:span> (<text:span text:style-name="T1">Electronic</text:span>)</text:p>
            <text:p text:style-name="P2">wchayes-<text:span text:style-name="T1">777</text:span>.hex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0:37:00.876285533</meta:creation-date>
    <dc:date>2021-05-14T15:38:42.656958387</dc:date>
    <meta:editing-duration>PT12M30S</meta:editing-duration>
    <meta:editing-cycles>7</meta:editing-cycles>
    <meta:generator>LibreOffice/7.1.3.2$Linux_X86_64 LibreOffice_project/10$Build-2</meta:generator>
    <meta:print-date>2021-05-14T15:38:39.830534232</meta:print-date>
    <meta:document-statistic meta:table-count="0" meta:image-count="0" meta:object-count="0" meta:page-count="1" meta:paragraph-count="90" meta:word-count="120" meta:character-count="1530" meta:non-whitespace-character-count="1500"/>
  </office:meta>
</office:document-meta>
</file>